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P14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4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3766203916245192285" text:style-name="L1">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3"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text:soft-page-break/>–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всемогущественных богинь. Это их сплочает и успокаивает. Впрочем, хочу заметить, что даже для корректировки курса планет требуется огромное количество сил и умения.</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oft-page-break/><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text:soft-page-break/>–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text:soft-page-break/>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text:soft-page-break/>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text:soft-page-break/>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text:soft-page-break/>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5"><text:span text:style-name="T1"/></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text:soft-page-break/>–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text:soft-page-break/>–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text:soft-page-break/>–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text:soft-page-break/></text:p>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text:soft-page-break/>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oft-page-break/><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oft-page-break/>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text:soft-page-break/>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oft-page-break/>«…<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text:soft-page-break/>–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text:soft-page-break/>–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text:soft-page-break/>–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soft-page-break/>…</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text:soft-page-break/>–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oft-page-break/><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oft-page-break/><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text:soft-page-break/></text:p>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text:soft-page-break/></text:p>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text:soft-page-break/>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text:soft-page-break/>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oft-page-break/><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oft-page-break/><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text:soft-page-break/>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text:soft-page-break/>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text:soft-page-break/>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text:soft-page-break/>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text:soft-page-break/></text:p>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text:soft-page-break/>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text:soft-page-break/>–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text:soft-page-break/>–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oft-page-break/><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text:span><text:span text:style-name="T1">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text:soft-page-break/>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5"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soft-page-break/>…</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soft-page-break/>…</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soft-page-break/>…</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text:soft-page-break/>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text:soft-page-break/>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text:soft-page-break/>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text:soft-page-break/>–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text:soft-page-break/>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text:soft-page-break/>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text:soft-page-break/>–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oft-page-break/><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3"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text:soft-page-break/></text:p>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text:soft-page-break/>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text:soft-page-break/>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oft-page-break/><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oft-page-break/><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oft-page-break/><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text:soft-page-break/></text:p>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text:soft-page-break/>–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text:soft-page-break/></text:p>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text:span><text:span text:style-name="T47">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4">Я подозрительно посмотрел на Анакорна.</text:p>
      <text:p text:style-name="P103"><text:span text:style-name="T17">– </text:span><text:span text:style-name="T47">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text:soft-page-break/>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text:soft-page-break/></text:p>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text:soft-page-break/>–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01T23:48:17.53</dc:date>
    <meta:editing-duration>P144DT2H45M39S</meta:editing-duration>
    <meta:editing-cycles>9032</meta:editing-cycles>
    <meta:generator>OpenOffice/4.1.1$Win32 OpenOffice.org_project/411m6$Build-9775</meta:generator>
    <meta:printed-by>макс </meta:printed-by>
    <meta:print-date>2017-07-30T17:54:58.23</meta:print-date>
    <dc:creator>макс </dc:creator>
    <meta:document-statistic meta:table-count="0" meta:image-count="0" meta:object-count="0" meta:page-count="227" meta:paragraph-count="4714" meta:word-count="104485" meta:character-count="664132"/>
  </office:meta>
</office:document-meta>
</file>